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30C00002D8600001C3B77AF04B6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1.G35" table:end-x="0.336cm" table:end-y="0.107cm" draw:z-index="0" svg:width="11.653cm" svg:height="7.226cm" svg:x="2.23cm" svg:y="0.106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M34" table:end-x="0.363cm" table:end-y="0.453cm" draw:z-index="1" draw:name="Graphics 1" draw:style-name="gr1" draw:text-style-name="P1" svg:width="11.653cm" svg:height="7.226cm" svg:x="0cm" svg:y="0cm">
              <draw:image xlink:href="Pictures/2000030C00002D8600001C3B77AF04B6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8:31</dc:date>
    <dc:language>en-US</dc:language>
    <meta:editing-cycles>3</meta:editing-cycles>
    <meta:editing-duration>PT10M5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3999996185303pt" style:font-family-asian="'Andale Sans UI'" style:font-pitch-asian="variable" style:font-size-asian="13.3999996185303pt" style:font-family-complex="Tahoma" style:font-pitch-complex="variable" style:font-size-complex="13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false" chart:deep="false" chart:lines="tru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9.30000019073486pt" style:font-family-asian="'Andale Sans UI'" style:font-pitch-asian="variable" style:font-size-asian="9.30000019073486pt" style:font-family-complex="Tahoma" style:font-pitch-complex="variable" style:font-size-complex="9.30000019073486pt"/>
    </style:style>
    <style:style style:name="ch7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654cm" svg:height="7.227cm" chart:class="chart:line" chart:style-name="ch1">
        <chart:title svg:x="4.342cm" svg:y="0.144cm" chart:style-name="ch2">
          <text:p>Lines_percent</text:p>
        </chart:title>
        <chart:legend chart:legend-position="end" svg:x="9.991cm" svg:y="2.941cm" chart:style-name="ch3"/>
        <chart:plot-area chart:style-name="ch4" table:cell-range-address="Sheet1.$B$4:.$F$16" chart:data-source-has-labels="both" chart:table-number-list="0" svg:x="0.232cm" svg:y="0.953cm" svg:width="9.296cm" svg:height="6.13cm">
          <chart:axis chart:dimension="x" chart:name="primary-x" chart:style-name="ch5">
            <chart:title svg:x="5.091cm" svg:y="6.704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2cm" svg:y="4.195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